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CB00000032584F68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gradient-step-count="1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color="#999999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655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1">Administration GUI </text:span></text:p>
          </draw:text-box>
        </draw:frame>
        <draw:frame draw:style-name="gr3" draw:text-style-name="P1" draw:layer="layout" svg:width="5.37cm" svg:height="1.322cm" svg:x="3.185cm" svg:y="2.67cm">
          <draw:image xlink:href="Pictures/10000000000000CB00000032584F6856.png" xlink:type="simple" xlink:show="embed" xlink:actuate="onLoad">
            <text:p/>
          </draw:image>
        </draw:frame>
        <draw:frame draw:style-name="gr4" draw:text-style-name="P4" draw:layer="layout" svg:width="13.97cm" svg:height="0.885cm" svg:x="2.805cm" svg:y="12.23cm">
          <draw:text-box>
            <text:p text:style-name="P3"><text:span text:style-name="T2">Copyright © 2010–2013 PrimeKey Solutions AB</text:span></text:p>
          </draw:text-box>
        </draw:frame>
        <draw:frame draw:style-name="gr4" draw:text-style-name="P6" draw:layer="layout" svg:width="7.62cm" svg:height="0.885cm" svg:x="8.62cm" svg:y="7.385cm">
          <draw:text-box>
            <text:p text:style-name="P5"><text:span text:style-name="T3">Version 0.8</text:span></text:p>
          </draw:text-box>
        </draw:frame>
        <draw:line draw:style-name="gr5" draw:text-style-name="P1" draw:layer="layout" svg:x1="2.905cm" svg:y1="7.35cm" svg:x2="16.24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ffffff" draw:end-color="#cccccc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Kilås</meta:initial-creator>
    <meta:creation-date>2010-06-01T14:59:14</meta:creation-date>
    <dc:date>2013-01-02T10:49:18</dc:date>
    <dc:creator>Markus Kilås</dc:creator>
    <meta:editing-duration>PT23M52S</meta:editing-duration>
    <meta:editing-cycles>14</meta:editing-cycles>
    <meta:generator>LibreOffice/3.5$Linux_X86_64 LibreOffice_project/350m1$Build-2</meta:generator>
    <meta:document-statistic meta:object-count="6"/>
  </office:meta>
</office:document-meta>
</file>